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gMismatchFinderTest.mismatch_reports_only_unstubbed_inv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rgMismatchFinderTest.no_mismatch_when_method_diffe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gMismatchFinderTest.no_inter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MismatchFinderTest.stubbing_mi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gMismatchFinderTest.single_mismatch_with_multiple_inv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rgMismatchFinderTest.no_mismatch_when_mock_diffe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gMismatchFinderTest.no_mismatch_when_stubbing_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gMismatchFinderTest.single_invocation_with_multiple_stub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